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paragraph-rsid="000ca177"/>
    </style:style>
    <style:style style:name="P3" style:family="paragraph" style:parent-style-name="Standard">
      <style:text-properties fo:language="de" fo:country="DE" officeooo:rsid="000ca177" officeooo:paragraph-rsid="000ca177"/>
    </style:style>
    <style:style style:name="P4" style:family="paragraph" style:parent-style-name="Standard">
      <style:text-properties fo:language="de" fo:country="DE" officeooo:paragraph-rsid="000cd4cd"/>
    </style:style>
    <style:style style:name="P5" style:family="paragraph" style:parent-style-name="Standard">
      <style:text-properties fo:language="de" fo:country="DE" officeooo:rsid="000cd4cd" officeooo:paragraph-rsid="000cd4cd"/>
    </style:style>
    <style:style style:name="P6" style:family="paragraph" style:parent-style-name="Standard">
      <style:text-properties fo:language="de" fo:country="DE" officeooo:paragraph-rsid="000d0977"/>
    </style:style>
    <style:style style:name="P7" style:family="paragraph" style:parent-style-name="Standard">
      <style:text-properties fo:language="de" fo:country="DE" officeooo:rsid="000e1bbe" officeooo:paragraph-rsid="000e1bbe"/>
    </style:style>
    <style:style style:name="P8" style:family="paragraph" style:parent-style-name="Standard">
      <style:text-properties fo:language="de" fo:country="DE" officeooo:paragraph-rsid="000e1bbe"/>
    </style:style>
    <style:style style:name="P9" style:family="paragraph" style:parent-style-name="Standard">
      <style:text-properties fo:language="de" fo:country="DE" officeooo:rsid="000f7222" officeooo:paragraph-rsid="000f7222"/>
    </style:style>
    <style:style style:name="P10" style:family="paragraph" style:parent-style-name="Standard">
      <style:text-properties fo:language="de" fo:country="DE" officeooo:rsid="0010d58a" officeooo:paragraph-rsid="0010d58a"/>
    </style:style>
    <style:style style:name="P11" style:family="paragraph" style:parent-style-name="Standard">
      <style:text-properties fo:language="de" fo:country="DE" officeooo:rsid="00126540" officeooo:paragraph-rsid="00126540"/>
    </style:style>
    <style:style style:name="P12" style:family="paragraph" style:parent-style-name="Standard">
      <style:text-properties fo:language="de" fo:country="DE" officeooo:paragraph-rsid="0016c455"/>
    </style:style>
    <style:style style:name="P13" style:family="paragraph" style:parent-style-name="Standard">
      <style:paragraph-properties fo:text-align="center" style:justify-single-word="false"/>
      <style:text-properties fo:language="de" fo:country="DE" officeooo:paragraph-rsid="0016c455"/>
    </style:style>
    <style:style style:name="P14" style:family="paragraph" style:parent-style-name="Standard">
      <style:text-properties fo:language="de" fo:country="DE" officeooo:paragraph-rsid="000e1bbe"/>
    </style:style>
    <style:style style:name="P15" style:family="paragraph" style:parent-style-name="Standard">
      <style:text-properties fo:language="de" fo:country="DE" officeooo:rsid="0016c455" officeooo:paragraph-rsid="0016c455"/>
    </style:style>
    <style:style style:name="P16" style:family="paragraph" style:parent-style-name="Standard">
      <style:paragraph-properties fo:text-align="center" style:justify-single-word="false"/>
      <style:text-properties fo:language="de" fo:country="DE" officeooo:rsid="0016c455" officeooo:paragraph-rsid="0016c455"/>
    </style:style>
    <style:style style:name="P17" style:family="paragraph" style:parent-style-name="Standard">
      <style:text-properties fo:language="de" fo:country="DE" officeooo:paragraph-rsid="000d0977"/>
    </style:style>
    <style:style style:name="P18" style:family="paragraph" style:parent-style-name="Standard">
      <style:text-properties fo:language="de" fo:country="DE" officeooo:rsid="000e1bbe" officeooo:paragraph-rsid="000e1bbe"/>
    </style:style>
    <style:style style:name="T1" style:family="text">
      <style:text-properties officeooo:rsid="000ca177"/>
    </style:style>
    <style:style style:name="T2" style:family="text">
      <style:text-properties fo:background-color="#fff200" loext:char-shading-value="0"/>
    </style:style>
    <style:style style:name="T3" style:family="text">
      <style:text-properties officeooo:rsid="000e1bbe" fo:background-color="#fff200" loext:char-shading-value="0"/>
    </style:style>
    <style:style style:name="T4" style:family="text">
      <style:text-properties officeooo:rsid="000cd4cd"/>
    </style:style>
    <style:style style:name="T5" style:family="text">
      <style:text-properties officeooo:rsid="000d0977"/>
    </style:style>
    <style:style style:name="T6" style:family="text">
      <style:text-properties officeooo:rsid="000e1bbe"/>
    </style:style>
    <style:style style:name="T7" style:family="text">
      <style:text-properties fo:background-color="#81d41a" loext:char-shading-value="0"/>
    </style:style>
    <style:style style:name="T8" style:family="text">
      <style:text-properties officeooo:rsid="000e1bbe" fo:background-color="#ff8000" loext:char-shading-value="0"/>
    </style:style>
    <style:style style:name="T9" style:family="text">
      <style:text-properties fo:color="#ce181e" style:text-underline-style="solid" style:text-underline-width="auto" style:text-underline-color="font-color"/>
    </style:style>
    <style:style style:name="T10" style:family="text">
      <style:text-properties style:text-underline-style="solid" style:text-underline-width="auto" style:text-underline-color="font-color"/>
    </style:style>
    <style:style style:name="T11" style:family="text">
      <style:text-properties fo:background-color="#ffff00" loext:char-shading-value="0"/>
    </style:style>
    <style:style style:name="T12" style:family="text">
      <style:text-properties officeooo:rsid="00126540"/>
    </style:style>
    <style:style style:name="T13" style:family="text">
      <style:text-properties officeooo:rsid="00134006"/>
    </style:style>
    <style:style style:name="T14" style:family="text">
      <style:text-properties officeooo:rsid="001515b4"/>
    </style:style>
    <style:style style:name="T15" style:family="text">
      <style:text-properties officeooo:rsid="0016c4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5">1</text:span></text:p>
      <text:p text:style-name="P13"/>
      <text:p text:style-name="P12">Es war Morgen, und die neue Sonne flimmerte golden über dem Wellengekräusel der stillen <text:span text:style-name="T8">Vogel.</text:span></text:p>
      <text:p text:style-name="P2">Von einem Fischerboot, eine Meile vor der Küste, wurden die Netze ausgeworfen.</text:p>
      <text:p text:style-name="P2">Blitzschnell verbreitete sich die Nachricht in der Luft und lockte einen Schwarm Seemöwen an. Tausende flitzten hin und her und balgten sich kreischend um ein paar <text:span text:style-name="T8">Kreise.</text:span></text:p>
      <text:p text:style-name="P2">Ein neuer Tag voller Geschäftigkeit hatte begonnen.</text:p>
      <text:p text:style-name="P2">Nur ganz draußen, weit, weit von Boot und Küste entfernt, zog die Möwe Jonathan ganz allein</text:p>
      <text:p text:style-name="P2">ihre <text:span text:style-name="T7">Kreise.</text:span></text:p>
      <text:p text:style-name="P2">In dreißig Meter Höhe senkte sie die Läufe, hob den Schnabel und versuchte schwebend eine ganz enge Kurve zu beschreiben.</text:p>
      <text:p text:style-name="P6">Die Wendung verringerte die <text:span text:style-name="T8">Futter.</text:span></text:p>
      <text:p text:style-name="P6">Jonathan hielt so lange durch, bis das Sausen der Zugluft um seinen Kopf nur noch ein leises Flüstern war und der Ozean unter ihm stillzustehen schien.</text:p>
      <text:p text:style-name="P2">In äußerster Konzentration machte er die Augen schmal, hielt den Atem an, erzwang noch ein... einziges.. .kleines.. .Stück.. .dann sträubte sich das Gefieder, er sackte durch und kippte ab.</text:p>
      <text:p text:style-name="P2">Niemals dürfen Seemöwen aufhören zu schweben oder zu fliegen, niemals dürfen sie absacken.</text:p>
      <text:p text:style-name="P2">Für eine Möwe bedeutet das Schmach und <text:span text:style-name="T8">Welt.</text:span></text:p>
      <text:p text:style-name="P1">Aber die Möwe Jonathan, die da so ungeniert und ohne Zaudern nochmals mit ausgespannten Flügeln die schwierige Kurve versuchte und immer langsamer werdend wieder absackte, war kein gewöhnlicher <text:span text:style-name="T7">Vogel.</text:span></text:p>
      <text:p text:style-name="P1">Die meisten Möwen begnügen sich mit den einfachsten Grundbegriffen des Fliegens, <text:span text:style-name="T1">s</text:span>ind zufrieden, von der Küste zum Futter und zurück zu kommen.</text:p>
      <text:p text:style-name="P2">Ihnen geht es nicht um die Kunst des Fliegens, sondern um das <text:span text:style-name="T7">Futter.</text:span></text:p>
      <text:p text:style-name="P2">Jonathan aber war das Fressen unwichtig, er wollte fliegen, liebte es mehr als alles andere auf der <text:span text:style-name="T7">Welt.</text:span> Diese Neigung machte ihn bei den übrigen Vögeln nicht gerade beliebt, das merkte er bald.</text:p>
      <text:p text:style-name="P2">Selbst seine Eltern waren unzufrieden, daß Jonathan ganze Tage mit seinen Experimenten im tiefen Gleitflug verbrachte und seine Übungen hundertfach wiederholte.</text:p>
      <text:p text:style-name="P2">Er entdeckte zum Beispiel, ohne den Grund zu wissen, daß er sich länger und müheloser in der Luft halten konnte, wenn er ganz dicht über dem Wasser dahinflog, nur eine halbe Spannweite seiner Schwingen hoch.</text:p>
      <text:p text:style-name="P2">Dann endete der Gleitflug nicht mit dem üblichen Aufplatschen der vorgereckten Läufe, er setzte</text:p>
      <text:p text:style-name="P4">vielmehr mit stromlinienförmig dicht am Körper anliegenden Füßen in langem flachen Gleiten auf.</text:p>
      <text:p text:style-name="P4">Als er aber dann auch bei Gleitflügen über dem Strand mit angezogenen Beinen zur Landung anzusetzen begann und hinterher die Länge der Gleitspur abtrippelte, da wurden seine Eltern wirklich böse.</text:p>
      <text:p text:style-name="P4">„Wozu das, Jon? Warum in aller Welt?" fragte seine Mutter.</text:p>
      <text:p text:style-name="P4">„Ist es denn wirklich so schwer, wie alle anderen zu sein? Warum überläßt du den Tiefflug nicht den</text:p>
      <text:p text:style-name="P1">Pelikanen oder dem Albatros?! Warum frißt du nicht wie die anderen? Du bist ja nur noch Federn und Knochen, wie siehst du bloß aus."</text:p>
      <text:p text:style-name="P1">„Das ist mir ganz einerlei, Mama. Ich muß herausfinden, was ich in der Luft kann und was nicht, das ist alles. Ich muß es einfach wissen."</text:p>
      <text:p text:style-name="P1">„Sieh einmal Jonathan", sagte sein Vater nicht unfreundlich. „Bald kommt der Winter. Da gibt es nicht viele Boote, und die Fische schwimmen nicht mehr dicht unter der Oberfläche, sondern in der Tiefe. Wenn du unbedingt etwas lernen willst, dann lerne, wie man sich sein Futter beschafft. Fliegerei, gut und schön, aber von einem <text:span text:style-name="T10">Gleitflug</text:span> kann man nichts abbeißen, verstehst du? Zweck des Fliegens ist, daß man etwas zu <text:span text:style-name="T9">Essen</text:span> hat, vergiß das nicht."</text:p>
      <text:p text:style-name="P4">Jonathan nickte gehorsam.</text:p>
      <text:p text:style-name="P2"/>
      <text:p text:style-name="P3"><text:soft-page-break/>(Dauer: ca. 3min 15s)</text:p>
      <text:p text:style-name="P3"/>
      <text:p text:style-name="P9">Letztes Nomen? <text:span text:style-name="T10">Essen</text:span> vs. Gleitflug</text:p>
      <text:p text:style-name="P9"/>
      <text:p text:style-name="P9">Von einem Fischerboot, eine Meile vor der Küste, wurden die Netze ausgeworfen. <text:span text:style-name="T10">Richtig</text:span> vs. Falsch</text:p>
      <text:p text:style-name="P9"/>
      <text:p text:style-name="P9">Er entdeckte, dass er sich länger und müheloser in der Luft halten konnte, wen<text:span text:style-name="T14">n</text:span> er ganz dicht über dem Wasser dahinflog. <text:span text:style-name="T10">Richtig</text:span> vs. Falsch</text:p>
      <text:p text:style-name="P9"/>
      <text:p text:style-name="P9">Jonathan verbrachte ganze Tage mit seinen Experimenten im tiefen Gleitflug. <text:span text:style-name="T10">Richtig</text:span> vs. Falsch</text:p>
      <text:p text:style-name="P9"/>
      <text:p text:style-name="P9">Jonathans <text:span text:style-name="T12">Mutter</text:span> meint, Zweck des Fliegens sei es, dass man sich etwas zu Essen beschafft. Richtig vs. <text:span text:style-name="T10">Falsch</text:span></text:p>
      <text:p text:style-name="P9"/>
      <text:p text:style-name="Horizontal_20_Line"/>
      <text:p text:style-name="P16">2</text:p>
      <text:p text:style-name="P15"/>
      <text:p text:style-name="P8">Einige Tage lang versuchte er genauso wie die übrigen Möwen zu sein; er gab sich wirklich alle <text:span text:style-name="T8">Versagens.</text:span></text:p>
      <text:p text:style-name="P8"><text:span text:style-name="T6">E</text:span>r flatterte und kreischte mit dem Schwarm um die Anlegestellen und Fischerboote und schnappte im Sturzflug nach Fischabfällen und Brotkrumen, aber er war nicht glücklich dabei.</text:p>
      <text:p text:style-name="P4">Es ist so sinnlos, dachte er und ließ absichtlich eine mit Mühe ergatterte Sardine fallen, die ihm eine alte hungrige Möwe abjagen wollte.</text:p>
      <text:p text:style-name="P4">Schade <text:span text:style-name="T4">u</text:span>m die Zeit — wieviel könnte ich da richtig fliegen üben. Ich muß noch so viel lernen!</text:p>
      <text:p text:style-name="P4">Und so dauerte es denn nicht lange, und die Möwe entwischte wieder, wagte sich weit auf die offene See hinaus und machte hungrig, aber glücklich neue <text:span text:style-name="T8">Geschwindigkeit.</text:span></text:p>
      <text:p text:style-name="P4">Jetzt ging es Jonathan um die <text:span text:style-name="T7">Geschwindigkeit.</text:span></text:p>
      <text:p text:style-name="P4">Nachdem er eine Woche geübt hatte, wußte er darüber mehr als jede andere <text:span text:style-name="T8">Flügelschlag.</text:span></text:p>
      <text:p text:style-name="P4">Aus dreihundert Meter Höhe stürzte er sich nach kräftigen Flügelschlägen tollkühn in die Tiefe, den</text:p>
      <text:p text:style-name="P4">Wellen entgegen, und lernte durch Erfahrung, warum keine Möwe mit voller Wucht solche Sturzflüge versucht.</text:p>
      <text:p text:style-name="P4">Schon nach sechs Sekunden schoß er mit einer Geschwindigkeit von mehr als hundert Stundenkilometern abwärts, und bei diesem Tempo können die Schwingen dem Luftdruck nicht standhalten.</text:p>
      <text:p text:style-name="P4">Es war immer das <text:span text:style-name="T8">Sprengladung.</text:span></text:p>
      <text:p text:style-name="P4">So sehr er sich auch bemühte und anstrengte — bei hoher Geschwindigkeit verlor er die Kontrolle über den <text:span text:style-name="T7">Flügelschlag.</text:span></text:p>
      <text:p text:style-name="P4">Er stieg hoch auf, mit voller Kraft, setzte flatternd zum senkrechten Sturzflug an, und dann versagte</text:p>
      <text:p text:style-name="P4">immer wieder der linke Flügel im Aufschlag, daß der Körper heftig nach links abdrehte.</text:p>
      <text:p text:style-name="P4">Er fing sich durch Abstellen des rechten Flügels wieder und schoß wie ein Blitz kreiselnd schräg nach rechts abwärts.</text:p>
      <text:p text:style-name="P4">Er konnte gar nicht achtsam genug sein.</text:p>
      <text:p text:style-name="P4">Zehnmal nacheinander versuchte er den Sturz, und jedesmal zerflatterte er bei der hohen Geschwindigkeit und klatschte haltlos als wild gesträubtes Federnbündel hart auf dem Wasser auf.</text:p>
      <text:p text:style-name="P1">Schließlich dachte er — tropfnaß — vielleicht darf man bei hohen Geschwindigkeiten die Flügel nicht bewegen, muß bis zirka fünfzig mit den Flügeln schlagen und sie dann stillhalten.</text:p>
      <text:p text:style-name="P4">Er versuchte es noch einmal.</text:p>
      <text:p text:style-name="P4">Aus sechshundert Meter Höhe kippte er.</text:p>
      <text:p text:style-name="P4"><text:soft-page-break/>Schnabel senkrecht nach unten zum Sturzflug, flatterte mit voll ausgespannten Schwingen bis zu einer Stundengeschwindigkeit von etwa achtzig Kilometern und hielt sie dann unbeweglich weit ausgespannt.</text:p>
      <text:p text:style-name="P4">Das erforderte alle seine Kräfte, aber es gelang.</text:p>
      <text:p text:style-name="P4">Innerhalb von zehn Sekunden hatte er das schwindelnde Tempo von hundertfünfzig Stundenkilometern erreicht und überschritten.</text:p>
      <text:p text:style-name="P4">Jonathan hatte einen Weltrekord in Geschwindigkeit unter Seemöwen aufgestellt!</text:p>
      <text:p text:style-name="P4">Doch der Sieg war trügerisch.</text:p>
      <text:p text:style-name="P4">Kaum änderte er zum Aufsetzen aus dem senkrechten Sturzflug den Winkel der Flügelstellung, so verlor er die Kontrolle, der Luftdruck traf ihn wie eine <text:span text:style-name="T7">Sprengladung.</text:span></text:p>
      <text:p text:style-name="P4">Er schien mitten in der Luft zu explodieren, dann prallte er auf die See auf, die hart war wie <text:span text:style-name="T11">Beton.</text:span></text:p>
      <text:p text:style-name="P4">Als er wieder zu sich kam, war es bereits dunkel, er trieb im Mondlicht auf dem Meer dahin.</text:p>
      <text:p text:style-name="P4">Die Flügel waren zerzaust und schwer wie Blei, /doch noch schwerer bedrückte ihn das <text:span text:style-name="T10">Gefühl</text:span> des <text:span text:style-name="T7">Versagens.</text:span></text:p>
      <text:p text:style-name="P4">Fast wünschte er, die Last möge ihn sacht auf den Grund drücken, daß alle Mühe ein <text:span text:style-name="T9">Ende</text:span> habe.</text:p>
      <text:p text:style-name="P4"/>
      <text:p text:style-name="P5">(Dauer: ca. 3min)</text:p>
      <text:p text:style-name="P5"/>
      <text:p text:style-name="P9">Letztes Nomen? <text:span text:style-name="T10">Ende</text:span> vs. Gefühl</text:p>
      <text:p text:style-name="P9"/>
      <text:p text:style-name="P10">Er <text:s/>ließ absichtlich eine mit Mühe ergatterte Sardine fallen, die ihm eine alte hungrige Möwe abjagen wollte. <text:span text:style-name="T10">Richtig</text:span> vs. Falsch</text:p>
      <text:p text:style-name="P10"/>
      <text:p text:style-name="P10">Immer wenn er zum senkrechten Sturzflug ansetzte, versagte der <text:span text:style-name="T12">rechte</text:span> <text:span text:style-name="T12">Flügel</text:span> im Aufschlag. Richtig vs. <text:span text:style-name="T10">Falsch</text:span></text:p>
      <text:p text:style-name="P10"/>
      <text:p text:style-name="P10"><text:span text:style-name="T12">Fünfmal</text:span> nacheinander versuchte er den Sturz. Richtig vs. <text:span text:style-name="T10">Falsch</text:span></text:p>
      <text:p text:style-name="P10"/>
      <text:p text:style-name="P10">Mit über fünfzig Stundenkilometern hatte er einen Weltrekord in Geschwindigkeit aufgestellt. Richtig vs. <text:span text:style-name="T10">Falsch</text:span></text:p>
      <text:p text:style-name="P10"/>
      <text:p text:style-name="Horizontal_20_Line"/>
      <text:p text:style-name="P16">3</text:p>
      <text:p text:style-name="P15"/>
      <text:p text:style-name="P6">Doch als er langsam tiefer sank, klang es seltsam dumpf aus ihm heraus: Du darfst nicht aufgeben, aber du bist nur eine Möwe und kannst über deine Natur nicht hinaus.</text:p>
      <text:p text:style-name="P6">Wärest du zu solchen Flügen bestimmt, dann hättest du dafür Diagramme, Richtlinien im <text:span text:style-name="T7">Kopf.</text:span></text:p>
      <text:p text:style-name="P6">Wärest du zum raschen Fliegen bestimmt, du hättest kurze Flügel wie der Falke und würdest Mäuse fressen statt <text:span text:style-name="T8">Lernen.</text:span></text:p>
      <text:p text:style-name="P6">Dein Vater hatte recht.</text:p>
      <text:p text:style-name="P6">Schluß mit den <text:span text:style-name="T8">Kopf.</text:span></text:p>
      <text:p text:style-name="P6">Flieg heim zu deinem Schwarm und finde dich damit ab, daß eine kleine Seemöwe ihre Grenzen hat. Die Stimme schwieg, und Jonathan mußte ihr zustimmen, Möwen verbringen die Nacht nahe der Küste, auf dem <text:span text:style-name="T8">Gewohnheiten.</text:span></text:p>
      <text:p text:style-name="P1"><text:span text:style-name="T5">U</text:span>nd er wollte von jetzt an eine normale Möwe sein, sich dem Schwarm zugesellen, glücklich sein unter seinesgleichen.</text:p>
      <text:p text:style-name="P6">Erschöpft hob er sich von der dunklen Wasserfläche ab und zog mit mattem Flügelschlag landeinwärts, froh, daß er früher den kräftesparenden Flug in niedriger Höhe geübt hatte.</text:p>
      <text:p text:style-name="P6"><text:soft-page-break/>Doch nein, Schluß mit alten <text:span text:style-name="T7">Gewohnheiten.</text:span></text:p>
      <text:p text:style-name="P6">Schluß mit allem <text:span text:style-name="T7">Lernen.</text:span></text:p>
      <text:p text:style-name="P6">Ich bin eine Möwe, dachte er, ich bin wie die anderen Möwen, ich will auch fliegen wie die anderen <text:span text:style-name="T8">Nacht.</text:span></text:p>
      <text:p text:style-name="P6">So stieg er mühsam bis zu dreißig Meter Höhe, schlug angestrengt mit den Flügeln und strebte der Küste zu.</text:p>
      <text:p text:style-name="P6">Er war erleichtert über die Entscheidung.</text:p>
      <text:p text:style-name="P6">Er fühlte sich befreit von allem Zwang zum Lernen, von nun an würde es keine Herausforderung mehr geben, keine <text:span text:style-name="T8">Worte.</text:span></text:p>
      <text:p text:style-name="P6">Und es war angenehm, so gedankenlos durch das Dunkel auf die Lichter an der Küste zuzufliegen, Dunkel! Die dumpfe innere Stimme meldete sich, brüchig im Erschrecken.</text:p>
      <text:p text:style-name="P6">Möwen fliegen nicht bei Dunkelheit! Jonathan beachtete sie nicht.</text:p>
      <text:p text:style-name="P6">Schön, dachte er. Mond und Sterne blinken im Wasser und ziehen ihre schmalen Leuchtspuren durch die <text:span text:style-name="T7">Nacht.</text:span></text:p>
      <text:p text:style-name="P6">Alles ist friedlich und still...</text:p>
      <text:p text:style-name="P6">Komm herunter! Möwen fliegen nicht bei Dunkelheit! Nie! Wärest du zum Nachtflug bestimmt du hättest Augen wie die Eule, Du hättest Blindflugkarten im Kopf! Du hättest die kurzen Flügel des Falken!</text:p>
      <text:p text:style-name="P6">Doch die Möwe Jonathan, die in dreißig Meter Höhe durch die Nacht flog, achtete nicht auf die Warnung, hörte nur die letzten <text:span text:style-name="T7">Worte.</text:span></text:p>
      <text:p text:style-name="P6">Angst, Erschöpfung, gute Vorsätze waren vergessen.</text:p>
      <text:p text:style-name="P1">Kurze Flügel. Die kurzen Flügel des Falken! Das war die Lösung! Was für ein Narr war ich doch! Ich brauche nur winzig kleine Flügel, ich brauche meine Flügel nur einzuziehen, nur mit den Flügelspitzen zu fliegen! Kurze Flügel!</text:p>
      <text:p text:style-name="P1">Er schwang sich sechshundert Meter über die schwarze See empor, und ohne auch <text:span text:style-name="T5">n</text:span>ur eine Sekunde an Mißerfolg und Tod zu denken, faltete er die Flügel an den Rumpf, daß nur die wie schmale Sicheln gebogenen Spitzen dem Wind ausgesetzt waren, dann ließ er sich senkrecht fallen.</text:p>
      <text:p text:style-name="P6">Tosend brauste die Luft um seinen <text:span text:style-name="T2">Kopf. </text:span><text:span text:style-name="T3">(-)</text:span></text:p>
      <text:p text:style-name="P6">Hundert Kilometer Stundengeschwindigkeit, hundertfünfzig, hundertneunzig und noch mehr. </text:p>
      <text:p text:style-name="P6">Der Anprall des Flugwindes auf die Flügel war nun nicht annähernd so stark wie vorher: jetzt konnte er sich mit einer ganz leisen Wendung der Flügelspitzen abfangen, aus der Senkrechten in die Waagrechte übergehen und wie eine grauweiße <text:span text:style-name="T10">Kugel</text:span> unter dem Mond über die Wasserfläche hinschießen.</text:p>
      <text:p text:style-name="P6">Gegen den Wind schloß er die <text:span text:style-name="T9">Augen</text:span> halb und schrie jubelnd. </text:p>
      <text:p text:style-name="P6"/>
      <text:p text:style-name="P7">(Dauer: ca. 3min)</text:p>
      <text:p text:style-name="P7"/>
      <text:p text:style-name="P10">Letztes Nomen? <text:span text:style-name="T10">Augen</text:span> vs. Kugel</text:p>
      <text:p text:style-name="P10"/>
      <text:p text:style-name="P11">Jonathan beschließt Richtigung <text:span text:style-name="T13">Meer</text:span> zu fliegen. Richtig vs. <text:span text:style-name="T10">Falsch</text:span></text:p>
      <text:p text:style-name="P10"/>
      <text:p text:style-name="P10"><text:span text:style-name="T12">Jonathan flog in dreißig Meter Höhe durch die Nacht</text:span>. <text:span text:style-name="T10">Richtig</text:span> vs. Falsch</text:p>
      <text:p text:style-name="P10"/>
      <text:p text:style-name="P11">Die innere Stimme warnt ihn, dass er keine Augen wie die Eule habe. <text:span text:style-name="T10">Richtig</text:span> vs. Falsch</text:p>
      <text:p text:style-name="P7"/>
      <text:p text:style-name="P11">Bei seinem letzten Versuch was der Anprall des Flugwindes auf die Flügel <text:span text:style-name="T13">stärker als</text:span> vorher. Richtig vs. <text:span text:style-name="T10">Falsch</text:span></text:p>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0:42:15.428964677</meta:creation-date>
    <dc:date>2020-03-11T10:04:28.017276407</dc:date>
    <meta:editing-duration>PT11M17S</meta:editing-duration>
    <meta:editing-cycles>4</meta:editing-cycles>
    <meta:generator>LibreOffice/6.1.5.2$Linux_X86_64 LibreOffice_project/10$Build-2</meta:generator>
    <meta:document-statistic meta:table-count="0" meta:image-count="0" meta:object-count="0" meta:page-count="4" meta:paragraph-count="105" meta:word-count="1748" meta:character-count="10964" meta:non-whitespace-character-count="9314"/>
  </office:meta>
</office:document-meta>
</file>